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8ec0" officeooo:paragraph-rsid="00098ec0"/>
    </style:style>
    <style:style style:name="P2" style:family="paragraph" style:parent-style-name="Standard">
      <style:paragraph-properties fo:text-align="center" style:justify-single-word="false"/>
      <style:text-properties fo:font-size="14pt" fo:font-weight="bold" officeooo:rsid="00098ec0" officeooo:paragraph-rsid="00098ec0"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098ec0" officeooo:paragraph-rsid="000d291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1c8667" officeooo:paragraph-rsid="001c8667"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55094" officeooo:paragraph-rsid="00155094"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098ec0" officeooo:paragraph-rsid="00098ec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98ec0" officeooo:paragraph-rsid="000d29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8ec0" officeooo:paragraph-rsid="0014990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d2910" officeooo:paragraph-rsid="0017375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bedc8" officeooo:paragraph-rsid="000bedc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bedc8" officeooo:paragraph-rsid="0019295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49901" officeooo:paragraph-rsid="0014990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9901" officeooo:paragraph-rsid="0017375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e6ab3" officeooo:paragraph-rsid="001e6ab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e6ab3" officeooo:paragraph-rsid="001fd1e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1e8d7a" officeooo:paragraph-rsid="001e8d7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e8d7a" officeooo:paragraph-rsid="0024a62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32d60" officeooo:paragraph-rsid="00232d6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32d60" officeooo:paragraph-rsid="00239df4"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5d97f" officeooo:paragraph-rsid="0026cdc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font-size="16pt" fo:font-weight="bold" officeooo:rsid="00098ec0" officeooo:paragraph-rsid="00098ec0" style:font-size-asian="16pt" style:font-weight-asian="bold" style:font-size-complex="16pt" style:font-weight-complex="bold"/>
    </style:style>
    <style:style style:name="P22" style:family="paragraph" style:parent-style-name="Standard">
      <style:text-properties fo:font-size="16pt" fo:font-weight="bold" officeooo:rsid="00098ec0" officeooo:paragraph-rsid="00098ec0"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0pt" fo:font-style="normal" fo:font-weight="normal" officeooo:rsid="001e6ab3" officeooo:paragraph-rsid="001e6ab3"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text-line-through-style="none" style:text-line-through-type="none" fo:font-size="12pt" fo:font-style="normal" fo:font-weight="normal" officeooo:rsid="00239df4" officeooo:paragraph-rsid="00239df4"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text-line-through-style="none" style:text-line-through-type="none" fo:font-size="12pt" fo:font-style="normal" fo:font-weight="normal" officeooo:rsid="0025d97f" officeooo:paragraph-rsid="0026cdc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line-through-style="none" style:text-line-through-type="none" fo:font-size="12pt" fo:font-style="normal" fo:font-weight="normal" officeooo:rsid="0025d97f" officeooo:paragraph-rsid="0025d97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text-line-through-style="none" style:text-line-through-type="none" fo:font-size="10pt" fo:font-style="normal" fo:font-weight="normal" officeooo:rsid="0024a62a" officeooo:paragraph-rsid="0024a62a"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4a62a" officeooo:paragraph-rsid="0024a62a"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4a62a" officeooo:paragraph-rsid="002be880" style:font-size-asian="10.5pt" style:font-style-asian="normal" style:font-weight-asian="normal" style:font-size-complex="12pt" style:font-style-complex="normal" style:font-weight-complex="normal"/>
    </style:style>
    <style:style style:name="T1" style:family="text">
      <style:text-properties officeooo:rsid="000d0dac"/>
    </style:style>
    <style:style style:name="T2" style:family="text">
      <style:text-properties officeooo:rsid="000d2910"/>
    </style:style>
    <style:style style:name="T3" style:family="text">
      <style:text-properties fo:font-style="italic" style:font-style-asian="italic" style:font-style-complex="italic"/>
    </style:style>
    <style:style style:name="T4" style:family="text">
      <style:text-properties fo:font-style="italic" officeooo:rsid="000d0dac" style:font-style-asian="italic" style:font-style-complex="italic"/>
    </style:style>
    <style:style style:name="T5" style:family="text">
      <style:text-properties fo:font-style="italic" officeooo:rsid="00200e33" style:font-style-asian="italic" style:font-style-complex="italic"/>
    </style:style>
    <style:style style:name="T6" style:family="text">
      <style:text-properties fo:font-style="italic" officeooo:rsid="00242748" style:font-style-asian="italic" style:font-style-complex="italic"/>
    </style:style>
    <style:style style:name="T7" style:family="text">
      <style:text-properties fo:font-style="italic" fo:font-weight="bold" officeooo:rsid="00242748" style:font-style-asian="italic" style:font-weight-asian="bold" style:font-style-complex="italic" style:font-weight-complex="bold"/>
    </style:style>
    <style:style style:name="T8" style:family="text">
      <style:text-properties officeooo:rsid="00109bca"/>
    </style:style>
    <style:style style:name="T9" style:family="text">
      <style:text-properties fo:font-weight="bold" style:font-weight-asian="bold" style:font-weight-complex="bold"/>
    </style:style>
    <style:style style:name="T10" style:family="text">
      <style:text-properties fo:font-weight="bold" officeooo:rsid="000d0dac" style:font-weight-asian="bold" style:font-weight-complex="bold"/>
    </style:style>
    <style:style style:name="T11" style:family="text">
      <style:text-properties fo:font-weight="bold" officeooo:rsid="000d2910" style:font-weight-asian="bold" style:font-weight-complex="bold"/>
    </style:style>
    <style:style style:name="T12" style:family="text">
      <style:text-properties fo:font-weight="bold" officeooo:rsid="00192958" style:font-weight-asian="bold" style:font-weight-complex="bold"/>
    </style:style>
    <style:style style:name="T13" style:family="text">
      <style:text-properties officeooo:rsid="00155094"/>
    </style:style>
    <style:style style:name="T14" style:family="text">
      <style:text-properties officeooo:rsid="0017375c"/>
    </style:style>
    <style:style style:name="T15" style:family="text">
      <style:text-properties fo:font-size="10pt" style:font-size-asian="10pt" style:font-size-complex="10pt"/>
    </style:style>
    <style:style style:name="T16" style:family="text">
      <style:text-properties fo:font-size="10pt" officeooo:rsid="0017375c" style:font-size-asian="10pt" style:font-size-complex="10pt"/>
    </style:style>
    <style:style style:name="T17" style:family="text">
      <style:text-properties fo:font-size="10pt" officeooo:rsid="00192958" style:font-size-asian="10pt" style:font-size-complex="10pt"/>
    </style:style>
    <style:style style:name="T18" style:family="text">
      <style:text-properties officeooo:rsid="00192958"/>
    </style:style>
    <style:style style:name="T19" style:family="text">
      <style:text-properties officeooo:rsid="000c1505"/>
    </style:style>
    <style:style style:name="T20" style:family="text">
      <style:text-properties fo:font-style="normal" officeooo:rsid="00192958" style:font-style-asian="normal" style:font-style-complex="normal"/>
    </style:style>
    <style:style style:name="T21" style:family="text">
      <style:text-properties officeooo:rsid="001e8d7a"/>
    </style:style>
    <style:style style:name="T22" style:family="text">
      <style:text-properties officeooo:rsid="001fd1e1"/>
    </style:style>
    <style:style style:name="T23" style:family="text">
      <style:text-properties officeooo:rsid="0021e437"/>
    </style:style>
    <style:style style:name="T24" style:family="text">
      <style:text-properties style:text-line-through-style="none" style:text-line-through-type="none"/>
    </style:style>
    <style:style style:name="T25" style:family="text">
      <style:text-properties style:text-line-through-style="none" style:text-line-through-type="none" officeooo:rsid="00239df4"/>
    </style:style>
    <style:style style:name="T26" style:family="text">
      <style:text-properties style:text-line-through-style="none" style:text-line-through-type="none" fo:font-size="10pt" style:font-size-asian="10pt" style:font-size-complex="10pt"/>
    </style:style>
    <style:style style:name="T27" style:family="text">
      <style:text-properties style:text-line-through-style="none" style:text-line-through-type="none" fo:font-size="10pt" officeooo:rsid="00239df4" style:font-size-asian="10pt" style:font-size-complex="10pt"/>
    </style:style>
    <style:style style:name="T28" style:family="text">
      <style:text-properties style:text-line-through-style="none" style:text-line-through-type="none" fo:font-size="10pt" officeooo:rsid="0024a62a" style:font-size-asian="10pt" style:font-size-complex="10pt"/>
    </style:style>
    <style:style style:name="T29" style:family="text">
      <style:text-properties style:text-line-through-style="none" style:text-line-through-type="none" officeooo:rsid="0024a62a"/>
    </style:style>
    <style:style style:name="T30" style:family="text">
      <style:text-properties style:text-line-through-style="none" style:text-line-through-type="none" fo:font-style="italic" style:font-style-asian="italic" style:font-style-complex="italic"/>
    </style:style>
    <style:style style:name="T31" style:family="text">
      <style:text-properties style:text-line-through-style="none" style:text-line-through-type="none" officeooo:rsid="0026cdc3"/>
    </style:style>
    <style:style style:name="T32" style:family="text">
      <style:text-properties style:text-line-through-style="none" style:text-line-through-type="none" officeooo:rsid="002be880"/>
    </style:style>
    <style:style style:name="T33" style:family="text">
      <style:text-properties officeooo:rsid="00242748"/>
    </style:style>
    <style:style style:name="T34" style:family="text">
      <style:text-properties officeooo:rsid="0024a62a"/>
    </style:style>
    <style:style style:name="T35" style:family="text">
      <style:text-properties officeooo:rsid="0026cdc3"/>
    </style:style>
    <style:style style:name="T36" style:family="text">
      <style:text-properties officeooo:rsid="0028b03d"/>
    </style:style>
    <style:style style:name="T37" style:family="text">
      <style:text-properties officeooo:rsid="002a83c5"/>
    </style:style>
    <style:style style:name="T38" style:family="text">
      <style:text-properties officeooo:rsid="002be8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1"><text:span text:style-name="T8">1.2.2.1 - </text:span>1.2.2.7 -ni elluviidud täiendused</text:p>
      <text:p text:style-name="P22"/>
      <text:p text:style-name="P1"/>
      <text:p text:style-name="P2">1. Rütmiinstrumendid</text:p>
      <text:p text:style-name="P2"/>
      <text:p text:style-name="P5">Terve hääle koopia kasutamine rütmiinstrumendis</text:p>
      <text:p text:style-name="P2"/>
      <text:p text:style-name="P7">MIDI enda standardis on olemas instrumendid, mis esitavad tegelikult rütmi, <text:span text:style-name="T2">kohati natukene järgides esitatava tooni kõrgust. </text:span><text:s/></text:p>
      <text:p text:style-name="P8"><text:span text:style-name="T1">Näiteks on sellisteks instrumentideks </text:span><text:span text:style-name="T4">helikopter </text:span><text:span text:style-name="T1">või </text:span><text:span text:style-name="T4">applaus</text:span><text:span text:style-name="T1">, või </text:span><text:span text:style-name="T4">linnuhääl</text:span><text:span text:style-name="T1">... aga ka asjalikematest instrumentidest </text:span><text:span text:style-name="T4">”</text:span><text:span text:style-name="T5">Agogo</text:span><text:span text:style-name="T4">” </text:span><text:span text:style-name="T20">või </text:span><text:span text:style-name="T1"><text:s/></text:span><text:span text:style-name="T4">„Puuplokk”</text:span><text:span text:style-name="T1"> (</text:span><text:span text:style-name="T4">„Woodblock”</text:span><text:span text:style-name="T1">). </text:span></text:p>
      <text:p text:style-name="P8"><text:span text:style-name="T1">Nii saab tekitada üsna huvitavaid rütmiefekte. Olen kasutanud praegu sisestatud lauludes rütmiinstrumenti </text:span><text:span text:style-name="T4">„Puuplokk”</text:span><text:span text:style-name="T1"> (</text:span><text:span text:style-name="T4">„Woodblock”</text:span><text:span text:style-name="T1">) laulus<text:line-break/></text:span><text:span text:style-name="T4">„Tiliseb tiliseb aisakell”</text:span><text:span text:style-name="T1">. <text:s/>Selleks olen kopeerinud II hääle täpselt III hääleks </text:span><text:span text:style-name="T4">klipi</text:span><text:span text:style-name="T5">redaktori </text:span><text:span text:style-name="T1">abiga.<text:line-break/>/ Selleks valida hääl, minna </text:span><text:span text:style-name="T4">klipiredaktorisse</text:span><text:span text:style-name="T1">, võttes sinna kaasa selle hääle terve sisu, enne </text:span><text:span text:style-name="T10">eemaldades</text:span><text:span text:style-name="T1"> salmikordused. <text:s/>(Laulutekstid ei kao kuhugi, korduste tagasipaneku saate järgnevad salmitekstid tagasi. ). </text:span></text:p>
      <text:p text:style-name="P8"><text:span text:style-name="T1">Valida seejärel pearedaktoris hääl III (või IV), minna selle hääle algusesse , klipieditoris vajutada „Lisa tekst” ja seejärel taastada hääles I korduse endine seis (korduse arv panna sama, saate kõik laulutekstid tagasi). Kui korduse sees on ka „korduse lõpu alguse” punkt, tuleb see märkida uuesti. Näiteks </text:span><text:span text:style-name="T4">„Tiliseb tiliseb aisakell”</text:span><text:span text:style-name="T1"> on see silbi „</text:span><text:span text:style-name="T4">möö” </text:span><text:span text:style-name="T5">fraasist „</text:span><text:span text:style-name="T4">Mööduvad saanid reed”</text:span><text:span text:style-name="T1"> peal. </text:span></text:p>
      <text:p text:style-name="P12"><text:span text:style-name="T3">„möö”</text:span> silbi kohal märkida <text:span text:style-name="T3">„korduse lõpu algus”</text:span>, siis lõpetab lugu õiges kohas ära.</text:p>
      <text:p text:style-name="P13">Nüüd saab lisatud hääle instrumendi valikuga panna selle hääle rütmi lööma, mina valisin rütmiinstrumendiks hääle <text:span text:style-name="T3">„Woodblock”</text:span>. Katsetage aisakell<text:span text:style-name="T36">a</text:span> looga, näiteks lisage IV hääleks „<text:span text:style-name="T13">Agogo”. Hääletugevuse võiks hääle alguses panna nõrgemaks – siis ei peksa rütm loost üle.</text:span></text:p>
      <text:p text:style-name="P13"><text:span text:style-name="T13"><text:line-break/></text:span><text:span text:style-name="T11">MIDI kanali 9 kasutamine:</text:span></text:p>
      <text:p text:style-name="P3"/>
      <text:p text:style-name="P9">Midi standardis on aga eraldi võimalik kanalile numbriga 9 saata rütmipilli mängimise „nooti” või koguni „noote”. Iga noodi saatmine sellele kanalile vahemikus 33-81 tekitab mingi rütmi<text:span text:style-name="T23">i</text:span>nstrumendi heli. <text:span text:style-name="T14">Olen seda võimaluse nüüdseks programmi lisanud. </text:span></text:p>
      <text:p text:style-name="P9"><text:span text:style-name="T14">Kui pausi esituse kohal on aktiveeritud mingi rütmiinstrument, siis pausi noodimärgi asemele kirjutatakse selle koha peale rütmiinstrumendi nimi ja seda „akordi” saab edaspidi täiendada teiste rütmiinstrumentidega.</text:span> <text:line-break/><text:span text:style-name="T14">Kui te aga seejärel rütmiinstrumendi „akordi”</text:span> <text:span text:style-name="T14">arpedžeerite, saate mitu rütmiinstrumenti käima panna akordi alguses erinevatel aegadel, </text:span>nii nagu trummargi teeb. <text:span text:style-name="T37">Arpedžost vt. allpool.</text:span><text:line-break/>Klipiredaktoris lisab valitud rütmiinstrumendi akordile tühiku klahv, nii nagu pausigi sisestamisel, (siis on rütmiinstrument lihtsalt PAUS), <text:s/>kui valida kirjutamise režiimiks „Lisa noote / muuda pikkust”. <text:line-break/><text:span text:style-name="T16">Tõenäoliselt edaspidi panen rütmipillide lisamise klipieditoris <text:s/>klaviatuuri külge, nagu MIDI-s sageli ongi tehtud. </text:span></text:p>
      <text:p text:style-name="P9"><text:span text:style-name="T16">/ </text:span><text:span text:style-name="T17">või tuleb rütmiinstrumentide valimiseks eraldi graafiline liides koos instrumente kujutavate ikoonidega.</text:span></text:p>
      <text:p text:style-name="P9"><text:line-break/>Akord võib nüüd niisiis koosneda ka rütmiinstrumentide nimedest, mis MIDIS on kättesaadavad,</text:p>
      <text:p text:style-name="P11">või olla paus või olla tavaline akord, s.t. toonide loend. Korraga sisaldada rütmiinstrumente ja toone akord ei saa. </text:p>
      <text:p text:style-name="P11"><text:span text:style-name="T18">Rütmiinstrumentide jaoks on mugav kasutada lõikepuhvri kleepimiseks kiirklahvi </text:span><text:span text:style-name="T12">R,</text:span><text:span text:style-name="T18"> see kleebib õigele kohale lõikepuhvri rütmisisu (s.t. akord asendatakse parajasti aktiivse rütmiinstrumendi heliga). Seda võimalust saab kasutada ka nii, et algult lööte sisse loo rütmi ja seejärel mängite kohe õige viisi peale, R kopeerimine algselt oligi selle jaoks tehtud.</text:span></text:p>
      <text:p text:style-name="P11"><text:soft-page-break/></text:p>
      <text:p text:style-name="P11"><text:line-break/><text:span text:style-name="T19"><text:line-break/></text:span></text:p>
      <text:p text:style-name="P4">2. Arpedžode <text:span text:style-name="T23">ehk „murtud akordide” </text:span>esitamine</text:p>
      <text:p text:style-name="P10"><text:s/></text:p>
      <text:p text:style-name="P6"/>
      <text:p text:style-name="P14">Mina nimetan arpedžoks üldisemalt igat „murtud akordi”. Viimane termin ei paista olevat lihtsalt <text:span text:style-name="T35">E</text:span>estis levinud ja ka arvutiprogrammil on mugav kasutada laiemat mõistet, et programmi võimalusi avardada.</text:p>
      <text:p text:style-name="P14">S.t. <text:s/>„Muusikamalu” jaoks on <text:span text:style-name="T9">arpedžo etteantud akordi nootide mingis järjestuses mängimine, koos võimalike pausidega.</text:span></text:p>
      <text:p text:style-name="P15">On võimalik selle juures kasutada pedaali, s.t. jätta noot kõlama, või noodi mängimist toimetada tavalisel viisil.</text:p>
      <text:p text:style-name="P15"><text:span text:style-name="T22">Arpedžo erijuhul lülitatakse noodid kiiresti üksteise järel sisse ja seejärel jääb terve akord kõlama, seda tähistab noodikirjas laineline joon akordi ees. Seda osa akordi kestusest, millal noote sisse lülitatakse, seda nimetan mina arpedžo ajaosaks. Kui see ajaosa on 100% (rohkem ei saa), siis saame jälle tavapärase murtud akordi, nagu „Kuupaistesonaadis” võib kuulata (ta-ta-ta <text:s/>ta-ta-ta tatata tatata ...)</text:span><text:line-break/>Praeguses versioonis on <text:span text:style-name="T22">arpedžo </text:span>kõik noodid ühepikkused, </text:p>
      <text:p text:style-name="P23">aga isegi seda saab muuta, nagu võib-olla tasub muuta ühe noodi mängimise võimalus<text:span text:style-name="T21">e,</text:span> asendades selle „nootide” mängimisega, kus noodid on võetud akordist või akordi laiendusest <text:span text:style-name="T22">või lihtsalt hetke helistikust.</text:span> <text:line-break/><text:span text:style-name="T21">Üleüldse tasub lühendada muusikaliste fraaside kirjapanekut, klassikaline nooditekst on selles mõttes üsna assembler, s.t võimaldab küll üsna raskepäraselt kirja panna kõikvõimalikke detaile, aga suure pildi esitamiseks on sageli mugavam kasutada suuremaid ühikuid. Näiteks A duuri kolmkõla tähistab täht A levimuusikas koos kõigi A duuri kolmkõla nootidega üle kõikide oktavide. Arvutile tehnilised esituse probleemid ei ole murekohaks, seetõttu ei ole tema jaoks vahet, kas mängida korraga 1, 2, 5 oktavi, ühte akordi või selle akordi kõikvõimalikke pöördeid ja trillereid. Peaasi oleks oma muusikalise idee võimalikult kompaktse kirjapaneku võimalus.</text:span></text:p>
      <text:p text:style-name="P16">Lisaks sellele käsitlen ma akordi<text:span text:style-name="T3"> laiendatuna</text:span>, s.t. akordi sees olevatele nootidele lisasin veel akordi kõikvõimalike pöörete noodid lisaks üles – või allapoole liikudes. <text:span text:style-name="T22">Nii mõistetaksegi levimuusikas näiteks tähte A, see tähistab kõiki A kolmkõla noote, nagu Am tähistab kõiki A moll helistiku kolmkõla noote.</text:span></text:p>
      <text:p text:style-name="P18">Kui akord sisaldab 3 nooti, siis 4 noot on akordi esimene noot, oktavi võrra kõrgemal.</text:p>
      <text:p text:style-name="P18">C duuri kolmkõla topeldatuna oktavi võrra üleval tähistaks arpedzo 1 2 3 4 5 6</text:p>
      <text:p text:style-name="P19">Kui tahate oma kolmkõlal lasta kõlada ka oktavi võrra madalamal, siis sellise arpedžo kodeerib <text:span text:style-name="T38">jada </text:span><text:span text:style-name="T24">-</text:span><text:span text:style-name="T25">3 -2 -1 1 2 3 </text:span></text:p>
      <text:p text:style-name="P24">0 tähistab pausi arpedzo sees, nii saab kaudselt praegu pedaaliga arpedzode rütmi määrata:</text:p>
      <text:p text:style-name="P24">näiteks 1 0 0 0 2 3 venitab 1 klahvi kestust või sisselülitamise osa võrreldes 2 või 3-ga.</text:p>
      <text:p text:style-name="P24"/>
      <text:p text:style-name="P19"><text:span text:style-name="T25">Samamoodi, kui akordi, <text:s/>saab isegi üksiknooti arpedžona topeldada või kolmekordistada - 1 2 3 tähistab nooti mängituna üle 3 oktavi.<text:line-break/></text:span><text:span text:style-name="T27">Pean plaani arpedžo protsendiosa 0 kasutamist ilma reaalse arpedžeerimata, aga lihtsalt selleks, et kasutada akordi laiendatud märkimist. Kuna selleks oleks aga eraldi nupp parem ja loogilisem lahendus, siis ma praegu arpedžo „0 ajalist” – osalist kasutamist „virtuaalse” arpedžona ei ole realiseerinud. Kui ajapuudus eraldi nupu teostust ei võimalda, lasen selle käiku.</text:span><text:span text:style-name="T15"> </text:span></text:p>
      <text:p text:style-name="P16"/>
      <text:p text:style-name="P17"><text:span text:style-name="T33">Tehniliselt tähendavad arpedžo laiendatud tähistuse numbrid akordi vastavale toonile arvu 12 kordsete liitmist või lahutamist. Kolmkõla noot numbriga 4 tähistab kolmkõla esimese noodi oktavi võrral kõrgemal esitamist ...<text:line-break/>Arpedžo esitamiseks ei pea arpedžeerimist eraldi detailselt ära märkima, kui arpedžo ei muuda toonide järjestust, vaikimisi arpedžo suund on alt üles, aga saab märkida suunaks ka ülevalt alla.<text:line-break/>Arpedžode vaikekonfi saab sättida „Programmi konf” alt, MIDI editoris saab sarnaselt </text:span><text:span text:style-name="T6">Ped</text:span><text:span text:style-name="T33"> nupuga iga akordi oleku lülitada kas „arpedžeerituks” või arpedžo välja lülitada. Detailselt saab arpedzo nupu </text:span><text:span text:style-name="T6">„Arp”</text:span><text:span text:style-name="T33"> kõrval oleva nupuga </text:span><text:span text:style-name="T7">„&gt;”</text:span><text:span text:style-name="T33"> sättida täpselt akordi arpedžo seisundit ja järgnevate </text:span><text:soft-page-break/><text:span text:style-name="T33">arpedžode sisselülimisel vaikimisi kasutatavaid sätteid.<text:line-break/>Rütmiinstrumendi akordis kasutan ka „laiendatud” arpedžo mõistet, aga teises tähenduses.</text:span></text:p>
      <text:p text:style-name="P28">Kui rütmiinstrumendi akordis on 3 rütmiinstrumenti, siis 1,2,3 tähistavad neid instrumente, aga</text:p>
      <text:p text:style-name="P17"><text:span text:style-name="T34">4 == 1 -ga, 5 2-ga, aga hm. -</text:span><text:span text:style-name="T29">1 == 3. </text:span><text:span text:style-name="T31">rütmiinstrument </text:span><text:span text:style-name="T29">... Negatiivsed arvud võiksid anda küll veateate, aga praegu piirdun lihtsalt sellega, et programm käitub enda arvates „ühtemoodi” valesti kõikidel puhkudel </text:span><text:span text:style-name="T31">ja ei jookse vähemalt kokku. </text:span><text:span text:style-name="T29"><text:line-break/></text:span><text:span text:style-name="T28">See on mugavussäte ja ma ei oska praegu öelda, kas see jääb nii. </text:span><text:span text:style-name="T26"><text:line-break/></text:span><text:span text:style-name="T28">Sõltub, kui vaja seda hakkab minema, ilmselt rütmipartii sisestamiseks tuleb mugandada klaveriakent klipiredaktoris.</text:span></text:p>
      <text:p text:style-name="P27"/>
      <text:p text:style-name="P29"><text:span text:style-name="T24">Arpedžosid olen kasutanud laulu </text:span><text:span text:style-name="T30">„SinuIlusadSinisedSilmad”</text:span><text:span text:style-name="T24"> saatepartiis. Võite seal praktiliselt veenduda, et kitarrisaatele annab see mõnikord natukene soojust juurde...</text:span></text:p>
      <text:p text:style-name="P29"><text:span text:style-name="T32">Pärast Arpedžode sisestuse võimaluse loomist sisestasin ka ühe klassikalise loo, mis ilmselt jääb ületamatuks arpedžode kasutamise meistritööks – Bachi hästi tempereeritud klaviiri I C duur prelüüdi. Näete seal, kuidas saab akordide arpedzeerimist kasutada. <text:line-break/></text:span><text:span text:style-name="T24"><text:line-break/>Kuid edaspidi kavatsen arpedzode kasutust ja tähistusi veelgi laiendada ( 0 osaline arpedžo, terve helistiku nootide kasutamine arpedžo numbritena ühe noodi puhul – kui on tüütult pikk Liszti passaaz vaja ära märkida, võib seda teha nii, et märgid põhitooni ära ja seejärel numbritega selle tooni suhtes kõik helid, mis on vaja üles öelda, andes ette akordi, mille põhiselt helid esitatakse, või helistiku ...)</text:span></text:p>
      <text:p text:style-name="P20"><text:span text:style-name="T24">Kindlasti siin on vaid osa tööd tehtud – tahaksin lähiajal lisada veel trilleri tegemise ja staccato mängimise stiili programmi repertuaari. </text:span><text:span text:style-name="T31">Kui kellelgi on veel ettepanekuid, mis osiseid ja kuidas</text:span></text:p>
      <text:p text:style-name="P20"><text:span text:style-name="T31">noodikirja märkimise rikkalikest võimalustest tuleks tingimata realiseerida, siis kirjutage:<text:line-break/></text:span><text:a xlink:type="simple" xlink:href="mailto:ssekeldaja@hot.ee" text:style-name="Internet_20_link" text:visited-style-name="Visited_20_Internet_20_Link"><text:span text:style-name="T31">ssekeldaja@hot.ee</text:span></text:a><text:span text:style-name="T31"> <text:s text:c="2"/>või </text:span><text:a xlink:type="simple" xlink:href="mailto:toomas.leib@gmail.com" text:style-name="Internet_20_link" text:visited-style-name="Visited_20_Internet_20_Link"><text:span text:style-name="T31">toomas.leib@gmail.com</text:span></text:a><text:span text:style-name="T24"> </text:span></text:p>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6:19:00.770000000</meta:creation-date>
    <dc:date>2019-01-21T09:22:22.905000000</dc:date>
    <meta:editing-duration>PT2H41M1S</meta:editing-duration>
    <meta:editing-cycles>6</meta:editing-cycles>
    <meta:generator>LibreOffice/6.0.3.2$Windows_X86_64 LibreOffice_project/8f48d515416608e3a835360314dac7e47fd0b821</meta:generator>
    <meta:document-statistic meta:table-count="0" meta:image-count="0" meta:object-count="0" meta:page-count="3" meta:paragraph-count="38" meta:word-count="1198" meta:character-count="8888" meta:non-whitespace-character-count="7686"/>
  </office:meta>
</office:document-meta>
</file>